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06bc96" officeooo:paragraph-rsid="0006bc96"/>
    </style:style>
    <style:style style:name="P2" style:family="paragraph" style:parent-style-name="Standard">
      <style:paragraph-properties fo:text-align="start" style:justify-single-word="false"/>
      <style:text-properties fo:color="#ff3333" style:text-underline-style="solid" style:text-underline-width="auto" style:text-underline-color="font-color" officeooo:rsid="0006bc96" officeooo:paragraph-rsid="0006bc96"/>
    </style:style>
    <style:style style:name="P3" style:family="paragraph" style:parent-style-name="Standard">
      <style:paragraph-properties fo:text-align="center" style:justify-single-word="false"/>
      <style:text-properties fo:color="#ff3333" style:text-underline-style="solid" style:text-underline-width="auto" style:text-underline-color="font-color" officeooo:rsid="0006bc96" officeooo:paragraph-rsid="0006bc96"/>
    </style:style>
    <style:style style:name="P4" style:family="paragraph" style:parent-style-name="Standard">
      <style:paragraph-properties fo:text-align="start" style:justify-single-word="false"/>
      <style:text-properties fo:color="#ff3333" style:text-underline-style="none" officeooo:rsid="0006bc96" officeooo:paragraph-rsid="0006bc96"/>
    </style:style>
    <style:style style:name="P5" style:family="paragraph" style:parent-style-name="Standard">
      <style:paragraph-properties fo:text-align="start" style:justify-single-word="false"/>
      <style:text-properties fo:color="#ff3333" style:text-underline-style="none" officeooo:rsid="0006bc96" officeooo:paragraph-rsid="0010d349"/>
    </style:style>
    <style:style style:name="P6" style:family="paragraph" style:parent-style-name="Standard">
      <style:paragraph-properties fo:text-align="start" style:justify-single-word="false"/>
      <style:text-properties fo:color="#ff3333" fo:font-size="14pt" style:text-underline-style="solid" style:text-underline-width="auto" style:text-underline-color="font-color" officeooo:rsid="000a36e7" officeooo:paragraph-rsid="000a36e7" style:font-size-asian="14pt" style:font-size-complex="14pt"/>
    </style:style>
    <style:style style:name="P7" style:family="paragraph" style:parent-style-name="Standard">
      <style:paragraph-properties fo:text-align="start" style:justify-single-word="false"/>
      <style:text-properties fo:color="#ff3333" fo:font-size="14pt" style:text-underline-style="solid" style:text-underline-width="auto" style:text-underline-color="font-color" officeooo:rsid="0006bc96" officeooo:paragraph-rsid="000ee6dd" style:font-size-asian="14pt" style:font-size-complex="14pt"/>
    </style:style>
    <style:style style:name="P8" style:family="paragraph" style:parent-style-name="Standard">
      <style:paragraph-properties fo:text-align="center" style:justify-single-word="false"/>
      <style:text-properties fo:color="#ff3333" fo:font-size="16pt" style:text-underline-style="solid" style:text-underline-width="auto" style:text-underline-color="font-color" officeooo:rsid="0006bc96" officeooo:paragraph-rsid="0006bc96" style:font-size-asian="16pt" style:font-size-complex="16pt"/>
    </style:style>
    <style:style style:name="P9" style:family="paragraph" style:parent-style-name="Standard">
      <style:paragraph-properties fo:text-align="start" style:justify-single-word="false"/>
      <style:text-properties fo:color="#000000" style:text-underline-style="none" officeooo:rsid="000a36e7" officeooo:paragraph-rsid="000a36e7"/>
    </style:style>
    <style:style style:name="P10" style:family="paragraph" style:parent-style-name="Standard">
      <style:paragraph-properties fo:text-align="start" style:justify-single-word="false"/>
      <style:text-properties fo:color="#000000" style:text-underline-style="none" officeooo:rsid="000a36e7" officeooo:paragraph-rsid="000ee6dd"/>
    </style:style>
    <style:style style:name="P11" style:family="paragraph" style:parent-style-name="Standard">
      <style:paragraph-properties fo:text-align="start" style:justify-single-word="false"/>
      <style:text-properties fo:color="#000000" style:text-underline-style="none" officeooo:rsid="000ee6dd" officeooo:paragraph-rsid="000ee6dd"/>
    </style:style>
    <style:style style:name="T1" style:family="text">
      <style:text-properties officeooo:rsid="0008916e"/>
    </style:style>
    <style:style style:name="T2" style:family="text">
      <style:text-properties officeooo:rsid="000a36e7"/>
    </style:style>
    <style:style style:name="T3" style:family="text">
      <style:text-properties fo:color="#ff3333"/>
    </style:style>
    <style:style style:name="T4" style:family="text">
      <style:text-properties fo:color="#ff3333" officeooo:rsid="000a36e7"/>
    </style:style>
    <style:style style:name="T5" style:family="text">
      <style:text-properties fo:color="#000000"/>
    </style:style>
    <style:style style:name="T6" style:family="text">
      <style:text-properties officeooo:rsid="000ba51a"/>
    </style:style>
    <style:style style:name="T7" style:family="text">
      <style:text-properties officeooo:rsid="000ee6dd"/>
    </style:style>
    <style:style style:name="T8" style:family="text">
      <style:text-properties officeooo:rsid="0010d349"/>
    </style:style>
    <style:style style:name="T9" style:family="text">
      <style:text-properties fo:font-size="14pt" style:text-underline-style="solid" style:text-underline-width="auto" style:text-underline-color="font-color" style:font-size-asian="14pt" style:font-size-complex="14pt"/>
    </style:style>
    <style:style style:name="T10" style:family="text">
      <style:text-properties officeooo:rsid="0012cd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vre Alexandre</text:p>
      <text:p text:style-name="P1">CIR1 Bres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8">Rapport de fin d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11 Juin 2017</text:p>
      <text:p text:style-name="P2"><text:soft-page-break/><text:span text:style-name="T5">Plan :</text:span></text:p>
      <text:p text:style-name="P1"><text:tab/><text:span text:style-name="T3">Introduction p.</text:span><text:span text:style-name="T4">2</text:span></text:p>
      <text:p text:style-name="P4"><text:tab/>Installation et exécution p.<text:span text:style-name="T2">2</text:span></text:p>
      <text:p text:style-name="P4"><text:tab/>Fonctionnement p.<text:span text:style-name="T2">2</text:span></text:p>
      <text:p text:style-name="P4"><text:tab/>Difficultés rencontré<text:span text:style-name="T7">e</text:span>s p.<text:span text:style-name="T7">3</text:span></text:p>
      <text:p text:style-name="P4"><text:tab/>Conclusion <text:span text:style-name="T1">p.3</text:span></text:p>
      <text:p text:style-name="P1"/>
      <text:p text:style-name="P1"/>
      <text:p text:style-name="P1"/>
      <text:p text:style-name="P6">Introduction :</text:p>
      <text:p text:style-name="P9"><text:tab/>Ce projet écrit en langage C a pour but de faire trouver la sortie a un robot dans un appartement inconnu contenant plusieurs pièces. Il y a donc une partie algorithmique et une partie graphique a ce projet.</text:p>
      <text:p text:style-name="P9"/>
      <text:p text:style-name="P9"/>
      <text:p text:style-name="P6">Installation et exécution :</text:p>
      <text:p text:style-name="P9"><text:tab/>Un fichier makefile est fournit avec les sources. La commande « make install » permet d’installer les librairies nécessaires si besoin et il créer des liens symboliques vers les programmes utilises lors de la compilation.</text:p>
      <text:p text:style-name="P9"/>
      <text:p text:style-name="P9"><text:tab/>Voici la liste des librairies utilisés par le code :</text:p>
      <text:p text:style-name="P9"><text:tab/>-SDL</text:p>
      <text:p text:style-name="P9"><text:tab/>-SDL_image <text:span text:style-name="T6">(pour utiliser les différents formats d’images)</text:span></text:p>
      <text:p text:style-name="P9"><text:tab/>-SDL-gfx <text:span text:style-name="T6">(pour effectuer des zooms et des rotations des images)</text:span></text:p>
      <text:p text:style-name="P9"><text:tab/>-<text:span text:style-name="T6">la librairie mathématique</text:span></text:p>
      <text:p text:style-name="P9"/>
      <text:p text:style-name="P9"><text:tab/>Pour exécuter le programme il faut entrer « ./robot.out filename » dans le shell avec filename désignant le nom du fichier contenant la carte de l’appartement. <text:span text:style-name="T6">Il faut que le dossier d’exécution contienne des images nommée « wall.jpg », « robot.png », « door.png » et « carpet.jpg » pour fonctionner normalement.</text:span></text:p>
      <text:p text:style-name="P9"/>
      <text:p text:style-name="P6">Fonctionnement :</text:p>
      <text:p text:style-name="P10"><text:tab/><text:span text:style-name="T7">Au début du programme on initialise les variables et la SDL</text:span></text:p>
      <text:p text:style-name="P10"><text:span text:style-name="T6"><text:tab/>Le programme va enter dans un boucle infini avec comme condition d’arrêt la fermeture de la fenêtre ou la fin de la recherche de la sortie (qu’elle ai été trouvée ou non). Dans cette boucle on va d’abord afficher la mémoire du robot, puis gérer les événements de la fenêtre et enfin aller a sa prochaine position.</text:span></text:p>
      <text:p text:style-name="P9"><text:tab/><text:span text:style-name="T7">Voici l’algorithme pour trouver la prochaine position :</text:span></text:p>
      <text:p text:style-name="P9"><text:tab/></text:p>
      <text:p text:style-name="P11">Si le robot est entoure par des murs ou des positions marquées comme visités</text:p>
      <text:p text:style-name="P11"><text:tab/>le robot tourne vers la position précédente</text:p>
      <text:p text:style-name="P11"><text:tab/>on avance et on retire la position quittée du chemin parcourue</text:p>
      <text:p text:style-name="P11">Sinon</text:p>
      <text:p text:style-name="P11"><text:tab/>on suit le mur de droite en considérant les points visitées comme un mur</text:p>
      <text:p text:style-name="P11"><text:tab/>on avance et on note la position dans le chemin parcourue</text:p>
      <text:p text:style-name="P11">Fi si</text:p>
      <text:p text:style-name="P11"><text:tab/></text:p>
      <text:p text:style-name="P11"><text:tab/><text:span text:style-name="T8">Afin de sauvegarder le chemin parcouru j’ai utiliser une liste chaînée où je rajoute/supprime des valeurs au début de la liste.</text:span></text:p>
      <text:p text:style-name="P11"/>
      <text:p text:style-name="P11"><text:tab/>A la fin on libère la mémoire et la SDL.</text:p>
      <text:p text:style-name="P11"/>
      <text:p text:style-name="P11"><text:soft-page-break/></text:p>
      <text:p text:style-name="P11"/>
      <text:p text:style-name="P11"/>
      <text:p text:style-name="P7">Difficultés rencontré<text:span text:style-name="T7">e</text:span>s :</text:p>
      <text:p text:style-name="P11"><text:tab/>J’ai rencontrés plusieurs difficultés lors de la réalisation de la recherche de chemin. Au début du projet j’ai voulu au lieu de retourner sur mes pas appliquer l’algorithme A* afin d’optimiser <text:span text:style-name="T8">la poursuite de la recherche de la sortie.</text:span></text:p>
      <text:p text:style-name="P11"><text:tab/><text:span text:style-name="T8">J’ai essayer de l’implémenter en C mais je me suis heurté a un problème de mémoire mal géré qui fesait planter tout mon PC.</text:span></text:p>
      <text:p text:style-name="P11"><text:tab/><text:span text:style-name="T8">J’ai ensuite essayer de réutiliser un code Python que j’ai écrit l’année dernière mais j’ai eu beaucoup d’erreur lors de l’édition de lien. Une fois c’est problème réglé j’ai du apprendre à utiliser Cython et j’ai du arrêter faute de temps pour l’utiliser correctement.</text:span></text:p>
      <text:p text:style-name="P11"><text:tab/><text:span text:style-name="T8">J’ai donc du renoncer afin de me tourner vers un algorithme plus simple a mettre en œuvre.</text:span></text:p>
      <text:p text:style-name="P11"/>
      <text:p text:style-name="P5"><text:span text:style-name="T9">Conclusion </text:span>:</text:p>
      <text:p text:style-name="P11"><text:tab/><text:span text:style-name="T10">Ce premier projet est pour moi l’occasion de me confronter a des contraintes de temps et de technologies utilisés. Ce fut très interposant dans un temps si court de produire un programme de qualité répondant a toutes les contraintes impos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1:21:22.800194752</meta:creation-date>
    <dc:date>2017-06-11T13:17:25.522391632</dc:date>
    <meta:editing-duration>PT33M40S</meta:editing-duration>
    <meta:editing-cycles>6</meta:editing-cycles>
    <meta:generator>LibreOffice/5.1.6.2$Linux_X86_64 LibreOffice_project/10m0$Build-2</meta:generator>
    <meta:document-statistic meta:table-count="0" meta:image-count="0" meta:object-count="0" meta:page-count="3" meta:paragraph-count="42" meta:word-count="528" meta:character-count="3114" meta:non-whitespace-character-count="2597"/>
  </office:meta>
</office:document-meta>
</file>